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Standard">
      <loext:graphic-properties draw:fill-gradient-name="gradient" draw:fill-hatch-name="hatch"/>
      <style:text-properties officeooo:rsid="001f26a1" officeooo:paragraph-rsid="001f26a1"/>
    </style:style>
    <style:style style:name="P56" style:family="paragraph" style:parent-style-name="Standard">
      <style:text-properties officeooo:rsid="00205d6e" officeooo:paragraph-rsid="00205d6e"/>
    </style:style>
    <style:style style:name="P57" style:family="paragraph" style:parent-style-name="Standard">
      <style:text-properties officeooo:rsid="00205d6e" officeooo:paragraph-rsid="002183ce"/>
    </style:style>
    <style:style style:name="P58" style:family="paragraph" style:parent-style-name="Standard">
      <style:text-properties officeooo:paragraph-rsid="00205d6e"/>
    </style:style>
    <style:style style:name="P59" style:family="paragraph" style:parent-style-name="Standard">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a6de4" officeooo:paragraph-rsid="00636caf"/>
    </style:style>
    <style:style style:name="P63" style:family="paragraph" style:parent-style-name="Text_20_body">
      <style:text-properties officeooo:rsid="002c6ea4" officeooo:paragraph-rsid="002c6ea4"/>
    </style:style>
    <style:style style:name="P64" style:family="paragraph" style:parent-style-name="Text_20_body">
      <style:text-properties officeooo:rsid="002b88e2" officeooo:paragraph-rsid="002b88e2"/>
    </style:style>
    <style:style style:name="P65" style:family="paragraph" style:parent-style-name="Standard">
      <style:text-properties officeooo:paragraph-rsid="002fbe8a"/>
    </style:style>
    <style:style style:name="P66" style:family="paragraph" style:parent-style-name="Standard">
      <style:text-properties officeooo:rsid="002fbe8a" officeooo:paragraph-rsid="002fbe8a"/>
    </style:style>
    <style:style style:name="P67" style:family="paragraph" style:parent-style-name="Text_20_body">
      <style:text-properties officeooo:rsid="002fbe8a" officeooo:paragraph-rsid="002fbe8a"/>
    </style:style>
    <style:style style:name="P68" style:family="paragraph" style:parent-style-name="Standard">
      <style:text-properties officeooo:rsid="002fbe8a" officeooo:paragraph-rsid="004a9c7a"/>
    </style:style>
    <style:style style:name="P69" style:family="paragraph" style:parent-style-name="Standard">
      <style:paragraph-properties fo:break-before="page"/>
      <style:text-properties officeooo:rsid="002fbe8a" officeooo:paragraph-rsid="004a9c7a"/>
    </style:style>
    <style:style style:name="P70" style:family="paragraph" style:parent-style-name="Text_20_body">
      <style:text-properties officeooo:rsid="002fbe8a" officeooo:paragraph-rsid="004a9c7a"/>
    </style:style>
    <style:style style:name="P71" style:family="paragraph" style:parent-style-name="Text_20_body">
      <style:text-properties officeooo:rsid="002fbe8a" officeooo:paragraph-rsid="005dbb24"/>
    </style:style>
    <style:style style:name="P72" style:family="paragraph" style:parent-style-name="Standard">
      <style:text-properties officeooo:rsid="0031719f" officeooo:paragraph-rsid="0031719f"/>
    </style:style>
    <style:style style:name="P73" style:family="paragraph" style:parent-style-name="Standard">
      <style:text-properties officeooo:rsid="0031719f" officeooo:paragraph-rsid="004a9c7a"/>
    </style:style>
    <style:style style:name="P74" style:family="paragraph" style:parent-style-name="Text_20_body">
      <style:text-properties officeooo:rsid="002f5a9b" officeooo:paragraph-rsid="002f5a9b"/>
    </style:style>
    <style:style style:name="P75" style:family="paragraph" style:parent-style-name="Text_20_body">
      <style:paragraph-properties fo:break-before="page"/>
      <style:text-properties officeooo:rsid="002f5a9b" officeooo:paragraph-rsid="002f5a9b"/>
    </style:style>
    <style:style style:name="P76" style:family="paragraph" style:parent-style-name="Standard">
      <style:text-properties officeooo:rsid="003229c1" officeooo:paragraph-rsid="003229c1"/>
    </style:style>
    <style:style style:name="P77" style:family="paragraph" style:parent-style-name="Standard">
      <style:text-properties officeooo:rsid="003229c1" officeooo:paragraph-rsid="0032ec80"/>
    </style:style>
    <style:style style:name="P78" style:family="paragraph" style:parent-style-name="Standard">
      <style:text-properties officeooo:rsid="003229c1" officeooo:paragraph-rsid="0033b999"/>
    </style:style>
    <style:style style:name="P79" style:family="paragraph" style:parent-style-name="Standard">
      <style:paragraph-properties fo:break-before="page"/>
      <style:text-properties officeooo:rsid="003229c1" officeooo:paragraph-rsid="0033b999"/>
    </style:style>
    <style:style style:name="P80" style:family="paragraph" style:parent-style-name="Standard">
      <style:text-properties officeooo:paragraph-rsid="003229c1"/>
    </style:style>
    <style:style style:name="P81" style:family="paragraph" style:parent-style-name="Standard">
      <style:text-properties officeooo:rsid="0032ec80" officeooo:paragraph-rsid="0032ec80"/>
    </style:style>
    <style:style style:name="P82" style:family="paragraph" style:parent-style-name="Standard">
      <style:text-properties officeooo:paragraph-rsid="0032ec80"/>
    </style:style>
    <style:style style:name="P83" style:family="paragraph" style:parent-style-name="Standard">
      <style:text-properties officeooo:rsid="003557a8" officeooo:paragraph-rsid="003557a8"/>
    </style:style>
    <style:style style:name="P84" style:family="paragraph" style:parent-style-name="Standard">
      <style:text-properties officeooo:rsid="00392302" officeooo:paragraph-rsid="00392302"/>
    </style:style>
    <style:style style:name="P85" style:family="paragraph" style:parent-style-name="Text_20_body">
      <style:text-properties officeooo:rsid="00392302" officeooo:paragraph-rsid="00392302"/>
    </style:style>
    <style:style style:name="P86" style:family="paragraph" style:parent-style-name="Standard">
      <style:text-properties officeooo:paragraph-rsid="00392302"/>
    </style:style>
    <style:style style:name="P87" style:family="paragraph" style:parent-style-name="Standard">
      <style:text-properties officeooo:rsid="003af224" officeooo:paragraph-rsid="003af224"/>
    </style:style>
    <style:style style:name="P88" style:family="paragraph" style:parent-style-name="Text_20_body">
      <style:text-properties officeooo:rsid="003af224" officeooo:paragraph-rsid="003af224"/>
    </style:style>
    <style:style style:name="P89" style:family="paragraph" style:parent-style-name="Text_20_body">
      <style:text-properties officeooo:rsid="003af224" officeooo:paragraph-rsid="004d5a1d"/>
    </style:style>
    <style:style style:name="P90" style:family="paragraph" style:parent-style-name="Standard">
      <style:text-properties officeooo:paragraph-rsid="003af224"/>
    </style:style>
    <style:style style:name="P91" style:family="paragraph" style:parent-style-name="Standard">
      <style:text-properties officeooo:paragraph-rsid="003feb3d"/>
    </style:style>
    <style:style style:name="P92" style:family="paragraph" style:parent-style-name="Standard">
      <style:text-properties officeooo:paragraph-rsid="00406af0"/>
    </style:style>
    <style:style style:name="P93" style:family="paragraph" style:parent-style-name="Text_20_body">
      <style:text-properties officeooo:rsid="003feb3d" officeooo:paragraph-rsid="003feb3d"/>
    </style:style>
    <style:style style:name="P94" style:family="paragraph" style:parent-style-name="Standard">
      <style:text-properties officeooo:rsid="0043c3a0" officeooo:paragraph-rsid="0043c3a0"/>
    </style:style>
    <style:style style:name="P95" style:family="paragraph" style:parent-style-name="Standard">
      <style:text-properties officeooo:rsid="00457f8a" officeooo:paragraph-rsid="00457f8a"/>
    </style:style>
    <style:style style:name="P96" style:family="paragraph" style:parent-style-name="Table_20_Contents">
      <style:text-properties officeooo:rsid="0044df77" officeooo:paragraph-rsid="0044df77"/>
    </style:style>
    <style:style style:name="P97" style:family="paragraph" style:parent-style-name="Table_20_Contents">
      <style:text-properties style:text-underline-style="solid" style:text-underline-width="auto" style:text-underline-color="font-color" officeooo:rsid="00457f8a" officeooo:paragraph-rsid="00457f8a"/>
    </style:style>
    <style:style style:name="P98"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9" style:family="paragraph" style:parent-style-name="Table_20_Contents">
      <style:text-properties officeooo:rsid="00471013" officeooo:paragraph-rsid="00471013"/>
    </style:style>
    <style:style style:name="P100" style:family="paragraph" style:parent-style-name="Table_20_Contents">
      <style:text-properties officeooo:rsid="0047fab3" officeooo:paragraph-rsid="0047fab3"/>
    </style:style>
    <style:style style:name="P101" style:family="paragraph" style:parent-style-name="Standard">
      <style:text-properties officeooo:rsid="0049be1e" officeooo:paragraph-rsid="0049be1e"/>
    </style:style>
    <style:style style:name="P102" style:family="paragraph" style:parent-style-name="Text_20_body">
      <style:text-properties officeooo:paragraph-rsid="00023bf2"/>
    </style:style>
    <style:style style:name="P103" style:family="paragraph" style:parent-style-name="Standard">
      <loext:graphic-properties draw:fill-gradient-name="gradient" draw:fill-hatch-name="hatch"/>
      <style:text-properties officeooo:rsid="005dbb24" officeooo:paragraph-rsid="005dbb24"/>
    </style:style>
    <style:style style:name="P104" style:family="paragraph" style:parent-style-name="Standard">
      <style:text-properties officeooo:rsid="0061e89a" officeooo:paragraph-rsid="0061e89a"/>
    </style:style>
    <style:style style:name="P105" style:family="paragraph" style:parent-style-name="Text_20_body">
      <style:text-properties officeooo:rsid="00636caf" officeooo:paragraph-rsid="00636caf"/>
    </style:style>
    <style:style style:name="P106" style:family="paragraph" style:parent-style-name="Standard">
      <style:text-properties officeooo:rsid="00653dc9" officeooo:paragraph-rsid="00653dc9"/>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Heading_20_1">
      <style:text-properties officeooo:rsid="0015a10e" officeooo:paragraph-rsid="0015a10e"/>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Standard" style:list-style-name="L3">
      <style:text-properties officeooo:paragraph-rsid="0031719f"/>
    </style:style>
    <style:style style:name="P113" style:family="paragraph" style:parent-style-name="Standard" style:list-style-name="L3">
      <style:text-properties officeooo:rsid="0031719f" officeooo:paragraph-rsid="0031719f"/>
    </style:style>
    <style:style style:name="P114" style:family="paragraph" style:parent-style-name="Standard" style:list-style-name="L3">
      <style:text-properties officeooo:rsid="003229c1" officeooo:paragraph-rsid="003229c1"/>
    </style:style>
    <style:style style:name="P115" style:family="paragraph" style:parent-style-name="Standard" style:list-style-name="L3">
      <style:text-properties officeooo:rsid="00636caf" officeooo:paragraph-rsid="00636caf"/>
    </style:style>
    <style:style style:name="P116" style:family="paragraph" style:parent-style-name="Standard" style:list-style-name="L4">
      <style:text-properties officeooo:paragraph-rsid="003557a8"/>
    </style:style>
    <style:style style:name="P117" style:family="paragraph" style:parent-style-name="Standard" style:list-style-name="L4">
      <style:text-properties officeooo:rsid="003557a8" officeooo:paragraph-rsid="003557a8"/>
    </style:style>
    <style:style style:name="P118" style:family="paragraph" style:parent-style-name="Standard" style:list-style-name="L4">
      <style:text-properties officeooo:rsid="00567ff3" officeooo:paragraph-rsid="00567ff3"/>
    </style:style>
    <style:style style:name="P119" style:family="paragraph" style:parent-style-name="Table_20_Contents" style:list-style-name="L5">
      <style:text-properties officeooo:rsid="0044df77" officeooo:paragraph-rsid="00457f8a"/>
    </style:style>
    <style:style style:name="P120" style:family="paragraph" style:parent-style-name="Table_20_Contents" style:list-style-name="L5">
      <style:text-properties officeooo:rsid="00471013" officeooo:paragraph-rsid="00471013"/>
    </style:style>
    <style:style style:name="P121" style:family="paragraph" style:parent-style-name="Table_20_Contents" style:list-style-name="L6">
      <style:text-properties officeooo:rsid="0047fab3" officeooo:paragraph-rsid="0047fab3"/>
    </style:style>
    <style:style style:name="P122" style:family="paragraph" style:parent-style-name="Text_20_body" style:list-style-name="L1">
      <style:text-properties officeooo:paragraph-rsid="00023bf2"/>
    </style:style>
    <style:style style:name="P123" style:family="paragraph" style:parent-style-name="Text_20_body" style:list-style-name="L2">
      <style:text-properties officeooo:rsid="0003c916" officeooo:paragraph-rsid="0003c916"/>
    </style:style>
    <style:style style:name="P124" style:family="paragraph" style:parent-style-name="Text_20_body" style:list-style-name="L2">
      <style:text-properties officeooo:rsid="0003fcde" officeooo:paragraph-rsid="0003fcde"/>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officeooo:rsid="0066d8be"/>
    </style:style>
    <style:style style:name="T10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3">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2817570903" text:style-name="L1">
        <text:list-item>
          <text:p text:style-name="P122"><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22"><text:span text:style-name="T7">This code </text:span><text:span text:style-name="T99">for creating as many queues as you like</text:span><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2"/>
      <text:p text:style-name="P24">Both pieces of code are reasonably well commented – but that doesn’t improve readability that much. <text:span text:style-name="T82">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7" text:outline-level="1"/>
      <text:h text:style-name="P108"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4122040404" text:style-name="L2">
        <text:list-item>
          <text:p text:style-name="P123">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3">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4">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o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10" text:outline-level="2"/>
      <text:h text:style-name="P111"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9"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3">We create unnamed Objects when (a) they are temporary in nature or (b) there would be too many <text:span text:style-name="T94">N</text:span>amed Objects to handle elegantly.</text:p>
      <text:p text:style-name="P55"/>
      <text:p text:style-name="P55">You’re building a machine which manages up to 20 streams of data, the number of channels required is held i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5"/>
      <text:p text:style-name="P55">The syntax for creating an array of unnamed objects might be:-</text:p>
      <text:p text:style-name="P55"/>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6">Notice the use of <text:span text:style-name="T27">HNEW</text:span> instead of NEW. <text:s/>HNEW allocates space on the heap to store all the internal VARS needed by Classname1 <text:span text:style-name="T88">Objects</text:span>, instead of using program space.</text:p>
      <text:p text:style-name="P56"/>
      <text:p text:style-name="P56">Now, when processing each channel, we can access V<text:span text:style-name="T88">AR</text:span>s or execute Methods within a DO LOOP with the phrase:-</text:p>
      <text:p text:style-name="P56"/>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8"/>
      <text:p text:style-name="P56">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7"/>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9"><text:soft-page-break/>We can use the heap word FREE to discard the memory space use<text:span text:style-name="T55">d</text:span> by the Object:-</text:p>
      <text:p text:style-name="P59"/>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59"/>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2">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62"/>
      <text:p text:style-name="P105">This turns out to be more useful than you might think – if you’re a newcomer to object oriented programming like me. An example is:-</text:p>
      <text:p text:style-name="P61"/>
      <text:p text:style-name="P64"><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4"><text:a xlink:type="simple" xlink:href="https://github.com/bob-g4bby/Bob-Edwards--Forth-Stuff/blob/main/ESP32/mini-oof%20demo.fth" text:style-name="Internet_20_link" text:visited-style-name="Visited_20_Internet_20_Link"/></text:p>
      <text:p text:style-name="P74"/>
      <text:p text:style-name="P75"><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4"/>
      <text:p text:style-name="P74"><draw:g text:anchor-type="paragraph" draw:z-index="0" draw:name="Group object 1" draw:style-name="gr1"><draw:frame draw:style-name="gr2" draw:text-style-name="P126" xml:id="id1" draw:id="id1" svg:width="4.001cm" svg:height="3.904cm" svg:x="6.543cm" svg:y="0.157cm"><draw:text-box><text:p text:style-name="P125"><text:span text:style-name="T100">pet</text:span></text:p><text:p text:style-name="P125"><text:span text:style-name="T101"><text:s text:c="5"/></text:span><text:span text:style-name="T101">speak</text:span></text:p><text:p text:style-name="P125"><text:span text:style-name="T101"><text:s text:c="5"/></text:span><text:span text:style-name="T101">greet</text:span></text:p><text:p text:style-name="P125"><text:span text:style-name="T101"><text:s text:c="5"/></text:span><text:span text:style-name="T101">walk</text:span></text:p><text:p text:style-name="P125"><text:span text:style-name="T101"><text:s text:c="5"/></text:span><text:span text:style-name="T101">add.</text:span></text:p></draw:text-box></draw:frame><draw:frame draw:style-name="gr3" draw:text-style-name="P126" xml:id="id2" draw:id="id2" svg:width="3.5cm" svg:height="3.174cm" svg:x="3.043cm" svg:y="6.158cm"><draw:text-box><text:p text:style-name="P125"><text:span text:style-name="T100">cat</text:span></text:p><text:p text:style-name="P125"><text:span text:style-name="T101"><text:s text:c="5"/></text:span><text:span text:style-name="T101">speak’</text:span></text:p><text:p text:style-name="P125"><text:span text:style-name="T101"><text:s text:c="5"/></text:span><text:span text:style-name="T101">greet’</text:span></text:p><text:p text:style-name="P125"><text:span text:style-name="T101"><text:s text:c="5"/></text:span><text:span text:style-name="T101">happy</text:span></text:p></draw:text-box></draw:frame><draw:frame draw:style-name="gr4" draw:text-style-name="P126" xml:id="id3" draw:id="id3" svg:width="3.751cm" svg:height="3.5cm" svg:x="10.794cm" svg:y="6.158cm"><draw:text-box><text:p text:style-name="P125"><text:span text:style-name="T100">dog</text:span></text:p><text:p text:style-name="P125"><text:span text:style-name="T101"><text:s text:c="4"/></text:span><text:span text:style-name="T101">speak’</text:span></text:p><text:p text:style-name="P125"><text:span text:style-name="T101"><text:s text:c="5"/></text:span><text:span text:style-name="T101">greet’ </text:span></text:p></draw:text-box></draw:frame><draw:connector draw:style-name="gr5" draw:text-style-name="P127" draw:type="line" svg:x1="8.544cm" svg:y1="4.06cm" svg:x2="4.793cm" svg:y2="6.158cm" draw:start-shape="id1" draw:start-glue-point="2" draw:end-shape="id2" draw:end-glue-point="0" svg:d="M8544 4060l-3751 2098" svg:viewBox="0 0 3752 2099"><text:p/></draw:connector><draw:connector draw:style-name="gr6" draw:text-style-name="P127"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4"/>
      <text:p text:style-name="P67">A base Class ‘pet’ has four methods ‘speak’,’greet’, ‘walk’ and ‘add.’</text:p>
      <text:p text:style-name="P70">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1">Yes – I know dogs can be happy too, but humour me <text:span text:style-name="T83">for now</text:span>.</text:p>
      <text:p text:style-name="P71"/>
      <text:p text:style-name="P71">Let’s look at the code - <text:span text:style-name="T68">w</text:span>e define the pet Class:-</text:p>
      <text:p text:style-name="P67"/>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6"/>
      <text:p text:style-name="P68">It would be a good idea to make a pet Object and test out the Methods to make sure they work OK before moving on – but we <text:span text:style-name="T88">decide to</text:span> press on. </text:p>
      <text:p text:style-name="P68"/>
      <text:p text:style-name="P69">We create a cat Class:-</text:p>
      <text:p text:style-name="P66"/>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5"/>
      <text:list xml:id="list3515320843" text:style-name="L3">
        <text:list-item>
          <text:p text:style-name="P112"><text:span text:style-name="T64">To ensure that cat inherits all the behaviour of pet, we declare ‘</text:span><text:span text:style-name="T30">pet class</text:span><text:span text:style-name="T64">’ at the top, not ‘object class’</text:span></text:p>
        </text:list-item>
        <text:list-item>
          <text:p text:style-name="P113">You can see defining a new Method for ‘<text:span text:style-name="T27">happy</text:span>’ involve<text:span text:style-name="T87">s</text:span> no new syntax</text:p>
        </text:list-item>
        <text:list-item>
          <text:p text:style-name="P113">Neither does redefi<text:span text:style-name="T87">ni</text:span>ng ‘<text:span text:style-name="T27">speak</text:span>’ and ‘<text:span text:style-name="T27">greet</text:span>’ – just make sure the same names are used as in ‘pet’.</text:p>
        </text:list-item>
        <text:list-item>
          <text:p text:style-name="P114">We could have added more VARs, they’re declared just like normal</text:p>
        </text:list-item>
        <text:list-item>
          <text:p text:style-name="P115">If a Method needs i/o parameters on the data stack, make sure all pet Classes use the same ‘interface’</text:p>
        </text:list-item>
      </text:list>
      <text:p text:style-name="P72"/>
      <text:p text:style-name="P72">Now we <text:span text:style-name="T96">create</text:span> the dog Class:-</text:p>
      <text:p text:style-name="P72"/>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2"/>
      <text:p text:style-name="P73">Nothing new there.</text:p>
      <text:p text:style-name="P73"/>
      <text:p text:style-name="P73">It’s definitely time to test this all out by running some small code phrases from the terminal. To prepare for that, let’s create named cat and dog Objects:-</text:p>
      <text:p text:style-name="P72"/>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2"/>
      <text:p text:style-name="P76">Let’s test – can our cat and dog walk ok? – after all, that is defined in the pet Class:-</text:p>
      <text:p text:style-name="P76"/>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6"/>
      <text:p text:style-name="P78">Yes, so this shows that the inheritance of Methods from the parent Class works fine. </text:p>
      <text:p text:style-name="P78"/>
      <text:p text:style-name="P79">What about ‘speak’ and ‘greet’?</text:p>
      <text:p text:style-name="P76"/>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0"/>
      <text:p text:style-name="P76">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81">One last test – both animals should be able to do some simp<text:span text:style-name="T76">l</text:span>e maths – these are bright pets:-</text:p>
      <text:p text:style-name="P81"/>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7"/>
      <text:p text:style-name="P81">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81"/>
      <table:table table:name="Table21" table:style-name="Table21">
        <table:table-column table:style-name="Table21.A"/>
        <table:table-row table:style-name="Table21.1">
          <table:table-cell table:style-name="Table21.A1" office:value-type="string">
            <text:p text:style-name="P50">:noname <text:s/><text:span text:style-name="T27">drop</text:span> + ." n1 + n2 = " . ; <text:s text:c="3"/>pet <text:s text:c="3"/>defines <text:s text:c="3"/>add.<text:tab/> <text:s text:c="2"/>( n1 n2 -- )</text:p>
          </table:table-cell>
        </table:table-row>
      </table:table>
      <text:p text:style-name="P82"/>
      <text:p text:style-name="P81"><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81"/>
      <text:p text:style-name="P83">In summary, creating new Classes based on parent Classes <text:s/>- ‘Inheritance’ <text:span text:style-name="T67">has the following benefits:-</text:span></text:p>
      <text:p text:style-name="P83"/>
      <text:list xml:id="list1396333354" text:style-name="L4">
        <text:list-item>
          <text:p text:style-name="P116"><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7"><text:span text:style-name="T77">It m</text:span>eans we write less <text:span text:style-name="T67">source code and that’s good for readability too </text:span></text:p>
        </text:list-item>
        <text:list-item>
          <text:p text:style-name="P117">Allows us to code for related objects in a more general fashion e.g. We don’t care what kind of pet we’re dealing with, we can be confident that they’ll all speak</text:p>
        </text:list-item>
        <text:list-item>
          <text:p text:style-name="P118">When we add a new pet type – say donkey – we just create the new Class, we don’t have to fix any other locations in our code.</text:p>
        </text:list-item>
      </text:list>
      <text:p text:style-name="P83"/>
      <text:p text:style-name="Standard"/>
      <text:h text:style-name="P108" text:outline-level="1">Calling Methods revisited – <text:span text:style-name="T77">early and late binding</text:span></text:h>
      <text:p text:style-name="P85">We’ve already seen how to call a Method:-</text:p>
      <text:p text:style-name="P85"/>
      <table:table table:name="Table22" table:style-name="Table22">
        <table:table-column table:style-name="Table22.A"/>
        <table:table-row table:style-name="Table22.1">
          <table:table-cell table:style-name="Table22.A1" office:value-type="string">
            <text:p text:style-name="P51">&lt;<text:span text:style-name="T69">ObjectName&gt; &lt;Methodname&gt;</text:span></text:p>
          </table:table-cell>
        </table:table-row>
      </table:table>
      <text:p text:style-name="P86"/>
      <text:p text:style-name="P84">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4"/>
      <text:p text:style-name="P84">However, if we’re sure that the Object will always be the same, we can use ‘early binding’ – the address of the Method to run is calculated during compilation and the call to the Method is placed in-line in the definition. The syntax for that is:-</text:p>
      <text:p text:style-name="P84"/>
      <table:table table:name="Table23" table:style-name="Table23">
        <table:table-column table:style-name="Table23.A"/>
        <table:table-row table:style-name="Table23.1">
          <table:table-cell table:style-name="Table23.A1" office:value-type="string">
            <text:p text:style-name="P51"><text:span text:style-name="T69">[ <text:s text:c="2"/></text:span>&lt;<text:span text:style-name="T69">ObjectName&gt; <text:s text:c="2"/>:: <text:s text:c="3"/>&lt;Methodname&gt; ]</text:span></text:p>
          </table:table-cell>
        </table:table-row>
      </table:table>
      <text:p text:style-name="P84"/>
      <text:p text:style-name="P84">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4"/>
      <text:p text:style-name="P87">Here’s two examples of doing the same thing to make the syntax a bit clearer:-</text:p>
      <text:p text:style-name="P87"/>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3">\</text:span><text:span text:style-name="T70"> </text:span>Early binding</text:p>
            <text:p text:style-name="P52">: TEST2 TIMER1 TPRINT CR ; <text:s text:c="45"/><text:span text:style-name="T70">\ </text:span>Late binding</text:p>
          </table:table-cell>
        </table:table-row>
      </table:table>
      <text:p text:style-name="P90"/>
      <text:p text:style-name="P87">However if we want <text:span text:style-name="T77">a</text:span> Method to work with many Objects:-</text:p>
      <text:p text:style-name="P87"/>
      <table:table table:name="Table25" table:style-name="Table25">
        <table:table-column table:style-name="Table25.A"/>
        <table:table-row table:style-name="Table25.1">
          <table:table-cell table:style-name="Table25.A1" office:value-type="string">
            <text:p text:style-name="P52">: TEST2 TPRINT CR ; <text:s text:c="17"/><text:span text:style-name="T70">( Obj – )</text:span> <text:s text:c="30"/><text:span text:style-name="T70">\ </text:span>Late binding</text:p>
          </table:table-cell>
        </table:table-row>
      </table:table>
      <text:p text:style-name="P87"/>
      <text:p text:style-name="P87">Only late binding will do – notice this word expects the Object on top of the stack – we assume all ‘Obj’ can TPRINT, else our application will come tumbling down in a big crash!</text:p>
      <text:p text:style-name="P87"/>
      <text:h text:style-name="Heading_20_1" text:outline-level="1">Crash protection <text:span text:style-name="T71">(</text:span><text:span text:style-name="T72">health warning</text:span><text:span text:style-name="T71">)</text:span></text:h>
      <text:p text:style-name="P89">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p text:style-name="P88"/>
      <text:h text:style-name="Heading_20_1" text:outline-level="1">Initialising Objects</text:h>
      <text:p text:style-name="P93">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3"><text:soft-page-break/><text:s/></text:p>
      <table:table table:name="Table26" table:style-name="Table26">
        <table:table-column table:style-name="Table26.A"/>
        <table:table-row table:style-name="Table26.1">
          <table:table-cell table:style-name="Table26.A1" office:value-type="string">
            <text:p text:style-name="P53"><text:s/><text:span text:style-name="T27">INITOBJECT</text:span> CLASS</text:p>
            <text:p text:style-name="P53"><text:tab/>cell VAR myvar</text:p>
            <text:p text:style-name="P53">END-CLASS <text:span text:style-name="T74">MyInitClass</text:span></text:p>
            <text:p text:style-name="P53">:noname myvar ! ; <text:s text:c="3"/><text:span text:style-name="T74">MyInitClass</text:span> <text:s text:c="3"/>DEFINES <text:s text:c="3"/><text:span text:style-name="T27">INIT</text:span></text:p>
          </table:table-cell>
        </table:table-row>
      </table:table>
      <text:p text:style-name="P93"/>
      <text:p text:style-name="P93">We’ve based ou<text:span text:style-name="T77">r</text:span> class on a special class defined in Mini-OOF – <text:span text:style-name="T27">INITOBJECT</text:span> and we’ve redefined it’s <text:span text:style-name="T27">INIT</text:span> method to suit our purposes – to initialise myvar with a value off the stack.</text:p>
      <text:p text:style-name="P93">When we come to create some Objects it would be like this:-</text:p>
      <text:p text:style-name="P93"><text:s/></text:p>
      <table:table table:name="Table27" table:style-name="Table27">
        <table:table-column table:style-name="Table27.A"/>
        <table:table-row table:style-name="Table27.1">
          <table:table-cell table:style-name="Table27.A1" office:value-type="string">
            <text:p text:style-name="P53">80 <text:s/><text:span text:style-name="T74">MyInitClass</text:span> <text:s text:c="3"/>NEW: <text:s text:c="2"/><text:span text:style-name="T74">MyObject1</text:span></text:p>
            <text:p text:style-name="P54"><text:span text:style-name="T74">55 </text:span><text:s/><text:span text:style-name="T74">MyInitClass</text:span> <text:s text:c="3"/>NEW: <text:s text:c="2"/><text:span text:style-name="T74">MyObject</text:span><text:span text:style-name="T75">2 <text:s text:c="13"/>\ and so on</text:span></text:p>
          </table:table-cell>
        </table:table-row>
      </table:table>
      <text:p text:style-name="P91"/>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2"/>
      <text:p text:style-name="P2">So myvar took on the required starting value <text:span text:style-name="T77">in each Object.</text:span></text:p>
      <text:p text:style-name="P2"/>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4">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8" text:outline-level="1">Appendix 1 Internal Stuctures</text:h>
      <text:p text:style-name="P94"/>
      <text:p text:style-name="P94">Mini-OOF constructs a couple of small tables, one when a Class is created, another when an Object is created. If you extend Mini-OOF, then knowing the makeup of these tables is useful:-</text:p>
      <text:p text:style-name="P94"/>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6"/>
          </table:table-cell>
          <table:table-cell table:style-name="Table29.B1" office:value-type="string">
            <text:p text:style-name="P97">OBJECT <text:s/>table</text:p>
          </table:table-cell>
          <table:table-cell table:style-name="Table29.C1" office:value-type="string">
            <text:p text:style-name="Table_20_Contents"/>
          </table:table-cell>
          <table:table-cell table:style-name="Table29.B1" office:value-type="string">
            <text:p text:style-name="P98">VTABLE</text:p>
          </table:table-cell>
          <table:table-cell table:style-name="Table29.E1" office:value-type="string">
            <text:p text:style-name="Table_20_Contents"/>
          </table:table-cell>
        </table:table-row>
        <table:table-row table:style-name="Table29.1">
          <table:table-cell table:style-name="Table29.A1" office:value-type="string">
            <text:p text:style-name="P96">Object → </text:p>
          </table:table-cell>
          <table:table-cell table:style-name="Table29.B2" office:value-type="string">
            <text:p text:style-name="P96">VTABLE pointer</text:p>
          </table:table-cell>
          <table:table-cell table:style-name="Table29.C1" office:value-type="string">
            <text:p text:style-name="Table_20_Contents"><text:s/>→ </text:p>
          </table:table-cell>
          <table:table-cell table:style-name="Table29.B2" office:value-type="string">
            <text:p text:style-name="P96">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6">VAR1</text:p>
          </table:table-cell>
          <table:table-cell table:style-name="Table29.C1" office:value-type="string">
            <text:p text:style-name="Table_20_Contents"/>
          </table:table-cell>
          <table:table-cell table:style-name="Table29.B2" office:value-type="string">
            <text:p text:style-name="P96">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2</text:p>
          </table:table-cell>
          <table:table-cell table:style-name="Table29.C1" office:value-type="string">
            <text:p text:style-name="Table_20_Contents"/>
          </table:table-cell>
          <table:table-cell table:style-name="Table29.B2" office:value-type="string">
            <text:p text:style-name="P96">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3</text:p>
          </table:table-cell>
          <table:table-cell table:style-name="Table29.C1" office:value-type="string">
            <text:p text:style-name="Table_20_Contents"/>
          </table:table-cell>
          <table:table-cell table:style-name="Table29.B2" office:value-type="string">
            <text:p text:style-name="P96">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etc..</text:p>
          </table:table-cell>
          <table:table-cell table:style-name="Table29.C1" office:value-type="string">
            <text:p text:style-name="Table_20_Contents"/>
          </table:table-cell>
          <table:table-cell table:style-name="Table29.B2" office:value-type="string">
            <text:p text:style-name="P96">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6"/>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6">etc.</text:p>
          </table:table-cell>
          <table:table-cell table:style-name="Table29.E1" office:value-type="string">
            <text:p text:style-name="Table_20_Contents"/>
          </table:table-cell>
        </table:table-row>
      </table:table>
      <text:p text:style-name="P94"/>
      <text:p text:style-name="P106">(All table entries are 1 cell in size)</text:p>
      <text:p text:style-name="P106"/>
      <text:p text:style-name="P101">If an Object is created using NEW or NEW: , then the Object table is placed in code space. If the Object is created using HNEW, then the Object table is created in the Heap.</text:p>
      <text:p text:style-name="P94"/>
      <text:p text:style-name="P95">When a Class is run, it places the address of it’s VTABLE on the data stack. This <text:span text:style-name="T81">table contains the following </text:span><text:span text:style-name="T85">e</text:span><text:span text:style-name="T81">ntries</text:span>:-</text:p>
      <text:p text:style-name="P95"/>
      <text:list xml:id="list658157025" text:style-name="L5">
        <text:list-item>
          <text:p text:style-name="P119">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9">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20">A list of cells, each containing a pointer to the <text:span text:style-name="T98">code </text:span>start address <text:span text:style-name="T98">(xt)</text:span> of a Method in the order in which they were defined in the Class.</text:p>
        </text:list-item>
      </text:list>
      <text:p text:style-name="P99"/>
      <text:p text:style-name="P100">When an Object is run, it place<text:span text:style-name="T84">s</text:span> the address of the Object table on the stack <text:span text:style-name="T91">as the ‘Object ID’</text:span>. This table contains the following entries:-</text:p>
      <text:p text:style-name="P100"/>
      <text:list xml:id="list3378403663" text:style-name="L6">
        <text:list-item>
          <text:p text:style-name="P121">VTABLE pointer – this cell contains a pointer to the Class’s VTABLE, so that the Object has access to it’s methods etc.</text:p>
        </text:list-item>
        <text:list-item>
          <text:p text:style-name="P121">The V<text:span text:style-name="T91">AR</text:span>s are then stored in the following cells in the order in which they were defined.</text:p>
        </text:list-item>
      </text:list>
      <text:p text:style-name="P100"/>
      <text:p text:style-name="P100">When a VAR is run, then it uses a stored offset to calculate the start address of the VAR within the OBJECT table. <text:span text:style-name="T84">The VAR start address is put on the data stack.</text:span></text:p>
      <text:p text:style-name="P100"/>
      <text:p text:style-name="P100">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5T17:37:32.904000000</dc:date>
    <meta:editing-duration>PT4H22M2S</meta:editing-duration>
    <meta:editing-cycles>61</meta:editing-cycles>
    <meta:generator>LibreOffice/7.2.7.2$Windows_X86_64 LibreOffice_project/8d71d29d553c0f7dcbfa38fbfda25ee34cce99a2</meta:generator>
    <meta:document-statistic meta:table-count="29" meta:image-count="0" meta:object-count="0" meta:page-count="12" meta:paragraph-count="246" meta:word-count="4037" meta:character-count="23205" meta:non-whitespace-character-count="17911"/>
  </office:meta>
</office:document-meta>
</file>